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25-06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25-03-05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24-11-21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24-07-1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24-04-01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23-11-30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23-09-14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23-06-1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23-02-16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22-11-03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22-10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22-08-1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22-07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22-01-24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21-10-27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21-08-0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21-03-1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20-12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20-02-0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9-11-07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9-07-1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9-04-1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8-10-3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8-07-0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8-05-0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8-01-0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7-11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7-09-0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7-07-1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7-04-28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6-10-2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6-08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6-05-1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6-03-0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5-10-2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5-07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5-04-2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5-02-1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4-10-2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4-07-14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4-04-21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4-02-10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3-11-18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3-07-23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3-04-1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3-01-08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2-10-15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2-07-1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2-04-0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2-01-2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1-10-04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1-07-2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1-04-19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1-01-2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0-10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0-07-20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0-04-13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10-01-13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9-10-20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9-07-22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9-04-13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9-02-05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8-10-21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8-07-14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8-04-15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8-01-24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7-10-01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7-08-28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7-06-14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7-03-2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6-12-1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6-09-0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6-04-2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6-02-02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5-11-0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5-07-1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5-04-27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5-01-2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4-10-2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4-07-28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4-04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4-02-0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3-10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3-07-2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3-04-2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3-02-0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2-10-3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2-07-30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2-04-2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2-01-0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1-10-0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1-07-30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1-04-27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1-02-0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0-10-26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0-08-0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0-07-05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200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9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6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9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6-10-2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6-10-02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6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6-08-0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6-07-0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6-06-0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6-05-0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6-04-1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6-03-1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6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6-01-0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5-12-0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5-11-14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5-10-0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5-09-05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5-08-0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5-07-0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5-06-0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5-05-0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5-04-05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5-03-0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5-02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5-01-0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4-12-0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4-11-02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4-10-0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3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3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3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3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3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2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1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1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1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1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1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1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0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0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8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101076544803</text:p>
          </table:table-cell>
          <table:table-cell office:value-type="string" calcext:value-type="string">
            <text:p>55B 62 SOW 096B</text:p>
          </table:table-cell>
          <table:table-cell office:value-type="string" calcext:value-type="string">
            <text:p>197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532" meta:object-count="0"/>
    <meta:user-defined meta:name="AppVersion">3.0</meta:user-defined>
  </office:meta>
</office:document-meta>
</file>